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3</text:a></text:p>
          <text:p text:style-name="P1"><text:a xlink:type="simple" xlink:href="#__RefHeading___Toc827_4025793947" text:style-name="Index_20_Link" text:visited-style-name="Index_20_Link">2025-Feb-20 Style Configurator Layout (#15939)<text:tab/>3</text:a></text:p>
          <text:p text:style-name="P1"><text:a xlink:type="simple" xlink:href="#__RefHeading___Toc829_4025793947" text:style-name="Index_20_Link" text:visited-style-name="Index_20_Link">2025-Feb-20 &lt;meta&gt;<text:tab/>4</text:a></text:p>
          <text:p text:style-name="P1"><text:a xlink:type="simple" xlink:href="#__RefHeading___Toc831_4025793947" text:style-name="Index_20_Link" text:visited-style-name="Index_20_Link">2024-Feb-22 Plugin: Collection Interface<text:tab/>5</text:a></text:p>
          <text:p text:style-name="P1"><text:a xlink:type="simple" xlink:href="#__RefHeading___Toc833_4025793947" text:style-name="Index_20_Link" text:visited-style-name="Index_20_Link">2025-Feb-23 Plugin Notes<text:tab/>6</text:a></text:p>
          <text:p text:style-name="P1"><text:a xlink:type="simple" xlink:href="#__RefHeading___Toc835_4025793947" text:style-name="Index_20_Link" text:visited-style-name="Index_20_Link">2025-Feb-24 Collection Interface<text:tab/>8</text:a></text:p>
          <text:p text:style-name="P1"><text:a xlink:type="simple" xlink:href="#__RefHeading___Toc837_4025793947" text:style-name="Index_20_Link" text:visited-style-name="Index_20_Link">2025-Feb-26 Collection Interface<text:tab/>8</text:a></text:p>
          <text:p text:style-name="P1"><text:a xlink:type="simple" xlink:href="#__RefHeading___Toc857_2165045563" text:style-name="Index_20_Link" text:visited-style-name="Index_20_Link">2025-Feb-27 &lt;meta&gt; Add Macros<text:tab/>10</text:a></text:p>
          <text:p text:style-name="P1"><text:a xlink:type="simple" xlink:href="#__RefHeading___Toc662_843877958" text:style-name="Index_20_Link" text:visited-style-name="Index_20_Link">2025-Feb-27 Plugin: CollectionInterface<text:tab/>10</text:a></text:p>
          <text:p text:style-name="P1"><text:a xlink:type="simple" xlink:href="#__RefHeading___Toc685_299089479" text:style-name="Index_20_Link" text:visited-style-name="Index_20_Link">2025-Mar-03 Plugin: CollectionInterface<text:tab/>10</text:a></text:p>
          <text:p text:style-name="P1"><text:a xlink:type="simple" xlink:href="#__RefHeading___Toc712_2874055824" text:style-name="Index_20_Link" text:visited-style-name="Index_20_Link">2025-Mar-04 N++ SQL Escape Bug<text:tab/>11</text:a></text:p>
          <text:p text:style-name="P2"><text:a xlink:type="simple" xlink:href="#__RefHeading___Toc735_2874055824" text:style-name="Index_20_Link" text:visited-style-name="Index_20_Link">Refresh after Preference bug<text:tab/>12</text:a></text:p>
          <text:p text:style-name="P1"><text:a xlink:type="simple" xlink:href="#__RefHeading___Toc890_589140964" text:style-name="Index_20_Link" text:visited-style-name="Index_20_Link">2025-Mar-26 Collection Interface<text:tab/>12</text:a></text:p>
          <text:p text:style-name="P1"><text:a xlink:type="simple" xlink:href="#__RefHeading___Toc936_1563383174" text:style-name="Index_20_Link" text:visited-style-name="Index_20_Link">2025-Mar-27 CollectionInterface<text:tab/>13</text:a></text:p>
          <text:p text:style-name="P1"><text:a xlink:type="simple" xlink:href="#__RefHeading___Toc1106_1813222724" text:style-name="Index_20_Link" text:visited-style-name="Index_20_Link">2025-Mar-28 CollectionInterface<text:tab/>15</text:a></text:p>
          <text:p text:style-name="P2"><text:a xlink:type="simple" xlink:href="#__RefHeading___Toc1140_1813222724" text:style-name="Index_20_Link" text:visited-style-name="Index_20_Link">Download JSON<text:tab/>15</text:a></text:p>
          <text:p text:style-name="P2"><text:a xlink:type="simple" xlink:href="#__RefHeading___Toc1312_1813222724" text:style-name="Index_20_Link" text:visited-style-name="Index_20_Link">Process JSON<text:tab/>15</text:a></text:p>
          <text:p text:style-name="P1"><text:a xlink:type="simple" xlink:href="#__RefHeading___Toc1157_2548843727" text:style-name="Index_20_Link" text:visited-style-name="Index_20_Link">2025-Mar-31 CollectionInterface<text:tab/>16</text:a></text:p>
          <text:p text:style-name="P1"><text:a xlink:type="simple" xlink:href="#__RefHeading___Toc1197_2845921483" text:style-name="Index_20_Link" text:visited-style-name="Index_20_Link">2025-Apr-02 CollectionInterface<text:tab/>17</text:a></text:p>
          <text:p text:style-name="P1"><text:a xlink:type="simple" xlink:href="#__RefHeading___Toc1295_2203718327" text:style-name="Index_20_Link" text:visited-style-name="Index_20_Link">2025-Apr-03 CollectionInterface<text:tab/>18</text:a></text:p>
          <text:p text:style-name="P2"><text:a xlink:type="simple" xlink:href="#__RefHeading___Toc1340_2719259852" text:style-name="Index_20_Link" text:visited-style-name="Index_20_Link">&lt;meta&gt; MACRO: Grab Today’s Commits<text:tab/>19</text:a></text:p>
          <text:p text:style-name="P1"><text:a xlink:type="simple" xlink:href="#__RefHeading___Toc1362_1694774122" text:style-name="Index_20_Link" text:visited-style-name="Index_20_Link">2025-Apr-04 CollectionInterface<text:tab/>19</text:a></text:p>
          <text:p text:style-name="P1"><text:a xlink:type="simple" xlink:href="#__RefHeading___Toc1500_887794160" text:style-name="Index_20_Link" text:visited-style-name="Index_20_Link">2025-Apr-05 CollectionInterface<text:tab/>21</text:a></text:p>
          <text:p text:style-name="P1"><text:a xlink:type="simple" xlink:href="#__RefHeading___Toc1545_923716000" text:style-name="Index_20_Link" text:visited-style-name="Index_20_Link">2025-Apr-06 CollectionInterface<text:tab/>22</text:a></text:p>
          <text:p text:style-name="P1"><text:a xlink:type="simple" xlink:href="#__RefHeading___Toc1572_3337876114" text:style-name="Index_20_Link" text:visited-style-name="Index_20_Link">2025-Apr-07 CollectionInterface<text:tab/>23</text:a></text:p>
          <text:p text:style-name="P1"><text:a xlink:type="simple" xlink:href="#__RefHeading___Toc1613_28121848" text:style-name="Index_20_Link" text:visited-style-name="Index_20_Link">2025-Apr-08 CollectionInterface<text:tab/>23</text:a></text:p>
          <text:p text:style-name="P1"><text:a xlink:type="simple" xlink:href="#__RefHeading___Toc1673_973939459" text:style-name="Index_20_Link" text:visited-style-name="Index_20_Link">2025-Apr-09 CollectionInterface<text:tab/>24</text:a></text:p>
          <text:p text:style-name="P2"><text:a xlink:type="simple" xlink:href="#__RefHeading___Toc1712_973939459" text:style-name="Index_20_Link" text:visited-style-name="Index_20_Link">GitHub Action<text:tab/>25</text:a></text:p>
          <text:p text:style-name="P2"><text:a xlink:type="simple" xlink:href="#__RefHeading___Toc1720_973939459" text:style-name="Index_20_Link" text:visited-style-name="Index_20_Link">Collection Repo: Validation Improvements<text:tab/>25</text:a></text:p>
          <text:p text:style-name="P1"><text:a xlink:type="simple" xlink:href="#__RefHeading___Toc1760_828956262" text:style-name="Index_20_Link" text:visited-style-name="Index_20_Link">2025-Apr-10 Collection Repo Validation<text:tab/>25</text:a></text:p>
          <text:p text:style-name="P1"><text:a xlink:type="simple" xlink:href="#__RefHeading___Toc1836_1512926276" text:style-name="Index_20_Link" text:visited-style-name="Index_20_Link">2025-Apr-11 CollectionInterface<text:tab/>27</text:a></text:p>
          <text:p text:style-name="P2"><text:a xlink:type="simple" xlink:href="#__RefHeading___Toc2351_1512926276" text:style-name="Index_20_Link" text:visited-style-name="Index_20_Link">User Manual<text:tab/>28</text:a></text:p>
          <text:p text:style-name="P1"><text:a xlink:type="simple" xlink:href="#__RefHeading___Toc1988_2691539957" text:style-name="Index_20_Link" text:visited-style-name="Index_20_Link">2025-Apr-12 CollectionInterface<text:tab/>29</text:a></text:p>
          <text:p text:style-name="P1"><text:a xlink:type="simple" xlink:href="#__RefHeading___Toc2016_1843320661" text:style-name="Index_20_Link" text:visited-style-name="Index_20_Link">2025-Apr-25 Main App: LexErrorList<text:tab/>29</text:a></text:p>
          <text:p text:style-name="P1"><text:a xlink:type="simple" xlink:href="#__RefHeading___Toc2058_640972555" text:style-name="Index_20_Link" text:visited-style-name="Index_20_Link">2025-Apr-30 Shortcut Mapper Bug<text:tab/>30</text:a></text:p>
          <text:p text:style-name="P1"><text:a xlink:type="simple" xlink:href="#__RefHeading___Toc2116_2569233871" text:style-name="Index_20_Link" text:visited-style-name="Index_20_Link">2025-May-08 Notepad++/Plugin Actions<text:tab/>31</text:a></text:p>
          <text:p text:style-name="P1"><text:a xlink:type="simple" xlink:href="#__RefHeading___Toc2379_416117273" text:style-name="Index_20_Link" text:visited-style-name="Index_20_Link">2025-May-09 Notepad++/Plugins Actions<text:tab/>32</text:a></text:p>
          <text:p text:style-name="P1"><text:a xlink:type="simple" xlink:href="#__RefHeading___Toc2371_2410779040" text:style-name="Index_20_Link" text:visited-style-name="Index_20_Link">2025-May-10 NPP → Plugin trigger<text:tab/>34</text:a></text:p>
          <text:p text:style-name="P1"><text:a xlink:type="simple" xlink:href="#__RefHeading___Toc2393_3749063352" text:style-name="Index_20_Link" text:visited-style-name="Index_20_Link">2025-May-11 NPP → Plugin Trigger<text:tab/>34</text:a></text:p>
          <text:p text:style-name="P1"><text:a xlink:type="simple" xlink:href="#__RefHeading___Toc2407_4293339417" text:style-name="Index_20_Link" text:visited-style-name="Index_20_Link">2025-May-12 NPP → Plugin Trigger<text:tab/>35</text:a></text:p>
          <text:p text:style-name="P1"><text:a xlink:type="simple" xlink:href="#__RefHeading___Toc2437_1437437058" text:style-name="Index_20_Link" text:visited-style-name="Index_20_Link"><text:soft-page-break/>2025-May-12 Plugin: ConfigUpdater<text:tab/>35</text:a></text:p>
          <text:p text:style-name="P1"><text:a xlink:type="simple" xlink:href="#__RefHeading___Toc2486_2093794710" text:style-name="Index_20_Link" text:visited-style-name="Index_20_Link">2025-May-13 Plugin: ConfigUpdater<text:tab/>36</text:a></text:p>
          <text:p text:style-name="P1"><text:a xlink:type="simple" xlink:href="#__RefHeading___Toc2503_2862034539" text:style-name="Index_20_Link" text:visited-style-name="Index_20_Link">2025-May-14 Plugin: ConfigUpdater<text:tab/>36</text:a></text:p>
          <text:p text:style-name="P1"><text:a xlink:type="simple" xlink:href="#__RefHeading___Toc2587_3358741041" text:style-name="Index_20_Link" text:visited-style-name="Index_20_Link">2025-May-15 ConfigUpdater<text:tab/>37</text:a></text:p>
          <text:p text:style-name="P1"><text:a xlink:type="simple" xlink:href="#__RefHeading___Toc2658_4048856393" text:style-name="Index_20_Link" text:visited-style-name="Index_20_Link">2025-May-16 ConfigUpdater<text:tab/>39</text:a></text:p>
          <text:p text:style-name="P1"><text:a xlink:type="simple" xlink:href="#__RefHeading___Toc2721_1689826599" text:style-name="Index_20_Link" text:visited-style-name="Index_20_Link">2025-May-17 ConfigUpdater<text:tab/>40</text:a></text:p>
          <text:p text:style-name="P1"><text:a xlink:type="simple" xlink:href="#__RefHeading___Toc2766_4031029636" text:style-name="Index_20_Link" text:visited-style-name="Index_20_Link">2025-May-18 ConfigUpdater<text:tab/>41</text:a></text:p>
          <text:p text:style-name="P1"><text:a xlink:type="simple" xlink:href="#__RefHeading___Toc2798_3497425744" text:style-name="Index_20_Link" text:visited-style-name="Index_20_Link">2025-May-19 ConfigUpdater<text:tab/>42</text:a></text:p>
          <text:p text:style-name="P1"><text:a xlink:type="simple" xlink:href="#__RefHeading___Toc2859_379106973" text:style-name="Index_20_Link" text:visited-style-name="Index_20_Link">2025-May-20 ConfigUpdater Plugin<text:tab/>43</text:a></text:p>
          <text:p text:style-name="P1"><text:a xlink:type="simple" xlink:href="#__RefHeading___Toc2944_4110229919" text:style-name="Index_20_Link" text:visited-style-name="Index_20_Link">2025-May-21 ConfigUpdater<text:tab/>45</text:a></text:p>
          <text:p text:style-name="P2"><text:a xlink:type="simple" xlink:href="#__RefHeading___Toc2993_4110229919" text:style-name="Index_20_Link" text:visited-style-name="Index_20_Link">Notepad++ Main App: “nimrod”<text:tab/>45</text:a></text:p>
          <text:p text:style-name="P2"><text:a xlink:type="simple" xlink:href="#__RefHeading___Toc3032_4110229919" text:style-name="Index_20_Link" text:visited-style-name="Index_20_Link">ConfigUpdater<text:tab/>46</text:a></text:p>
          <text:p text:style-name="P1"><text:a xlink:type="simple" xlink:href="#__RefHeading___Toc3090_2895719936" text:style-name="Index_20_Link" text:visited-style-name="Index_20_Link">2025-May-26 ConfigUpdater<text:tab/>47</text:a></text:p>
          <text:p text:style-name="P1"><text:a xlink:type="simple" xlink:href="#__RefHeading___Toc3134_3566333802" text:style-name="Index_20_Link" text:visited-style-name="Index_20_Link">2025-May-27 ConfigUpdater<text:tab/>48</text:a></text:p>
          <text:p text:style-name="P1"><text:a xlink:type="simple" xlink:href="#__RefHeading___Toc3146_2773705342" text:style-name="Index_20_Link" text:visited-style-name="Index_20_Link">2025-May-28 ConfigUpdater<text:tab/>48</text:a></text:p>
          <text:p text:style-name="P1"><text:a xlink:type="simple" xlink:href="#__RefHeading___Toc3169_2060784402" text:style-name="Index_20_Link" text:visited-style-name="Index_20_Link">2025-May-29 ConfigUpdater<text:tab/>48</text:a></text:p>
          <text:p text:style-name="P1"><text:a xlink:type="simple" xlink:href="#__RefHeading___Toc3190_1910799956" text:style-name="Index_20_Link" text:visited-style-name="Index_20_Link">2025-May-30 ConfigUpdater<text:tab/>49</text:a></text:p>
          <text:p text:style-name="P1"><text:a xlink:type="simple" xlink:href="#__RefHeading___Toc3227_966294790" text:style-name="Index_20_Link" text:visited-style-name="Index_20_Link">2025-May-31 ConfigUpdater<text:tab/>50</text:a></text:p>
          <text:p text:style-name="P2"><text:a xlink:type="simple" xlink:href="#__RefHeading___Toc3250_966294790" text:style-name="Index_20_Link" text:visited-style-name="Index_20_Link">NppTheme Collection: XML → XSD<text:tab/>51</text:a></text:p>
          <text:p text:style-name="P2"><text:a xlink:type="simple" xlink:href="#__RefHeading___Toc3275_966294790" text:style-name="Index_20_Link" text:visited-style-name="Index_20_Link">N++ Repo: XSD for XML<text:tab/>52</text:a></text:p>
          <text:p text:style-name="P1"><text:a xlink:type="simple" xlink:href="#__RefHeading___Toc3410_2964383733" text:style-name="Index_20_Link" text:visited-style-name="Index_20_Link">2025-Jun-01 N++ XML → XSD Validation<text:tab/>53</text:a></text:p>
          <text:p text:style-name="P2"><text:a xlink:type="simple" xlink:href="#__RefHeading___Toc3581_2964383733" text:style-name="Index_20_Link" text:visited-style-name="Index_20_Link">Styler/Theme script<text:tab/>54</text:a></text:p>
          <text:p text:style-name="P1"><text:a xlink:type="simple" xlink:href="#__RefHeading___Toc3535_3446149469" text:style-name="Index_20_Link" text:visited-style-name="Index_20_Link">2025-Jun-02 ConfigUpdater<text:tab/>55</text:a></text:p>
          <text:p text:style-name="P2"><text:a xlink:type="simple" xlink:href="#__RefHeading___Toc3563_3446149469" text:style-name="Index_20_Link" text:visited-style-name="Index_20_Link">Experiment: MSXML6-based XML→XSD validation<text:tab/>55</text:a></text:p>
          <text:p text:style-name="P2"><text:a xlink:type="simple" xlink:href="#__RefHeading___Toc3577_3446149469" text:style-name="Index_20_Link" text:visited-style-name="Index_20_Link">ConfigUpdater<text:tab/>55</text:a></text:p>
          <text:p text:style-name="P1"><text:a xlink:type="simple" xlink:href="#__RefHeading___Toc3649_2740211299" text:style-name="Index_20_Link" text:visited-style-name="Index_20_Link">2025-Jun-03 ConfigUpdater<text:tab/>56</text:a></text:p>
          <text:p text:style-name="P2"><text:a xlink:type="simple" xlink:href="#__RefHeading___Toc3651_2740211299" text:style-name="Index_20_Link" text:visited-style-name="Index_20_Link">ValidateXML.h<text:tab/>56</text:a></text:p>
          <text:p text:style-name="P2"><text:a xlink:type="simple" xlink:href="#__RefHeading___Toc3581_2964383733%20Copy%201" text:style-name="Index_20_Link" text:visited-style-name="Index_20_Link">Styler/Theme script<text:tab/>57</text:a></text:p>
          <text:p text:style-name="P1"><text:a xlink:type="simple" xlink:href="#__RefHeading___Toc3873_3251474281" text:style-name="Index_20_Link" text:visited-style-name="Index_20_Link">2025-Jun-04 Styler/Theme Script<text:tab/>58</text:a></text:p>
          <text:p text:style-name="P1"><text:a xlink:type="simple" xlink:href="#__RefHeading___Toc3951_1466735678" text:style-name="Index_20_Link" text:visited-style-name="Index_20_Link">2025-Jun-07 CollectionInterface – Dark Mode<text:tab/>59</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327176771"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55618715608175"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3394499814"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55618691636003" text:continue-list="list155618715608175"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3394499814"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text:continue-list="list155618691636003"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5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6-07T15:56:17.252549900</dc:date>
    <meta:editing-duration>P9DT5H9M27S</meta:editing-duration>
    <meta:editing-cycles>400</meta:editing-cycles>
    <meta:generator>LibreOffice/25.2.3.2$Windows_X86_64 LibreOffice_project/bbb074479178df812d175f709636b368952c2ce3</meta:generator>
    <meta:document-statistic meta:table-count="3" meta:image-count="5" meta:object-count="0" meta:page-count="59" meta:paragraph-count="909" meta:word-count="20136" meta:character-count="124053" meta:non-whitespace-character-count="103757"/>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